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8446.434505" calcext:value-type="float">
            <text:p>18446.434505</text:p>
          </table:table-cell>
          <table:table-cell table:style-name="Default" table:formula="of:=[.H2]/24/365" office:value-type="float" office:value="2.10575736358447" calcext:value-type="float">
            <text:p>2.10575736358447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9.39333" calcext:value-type="float">
            <text:p>49.39333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4.57694" calcext:value-type="float">
            <text:p>44.57694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7.02083" calcext:value-type="float">
            <text:p>47.02083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6.98583" calcext:value-type="float">
            <text:p>46.98583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8.9325" calcext:value-type="float">
            <text:p>48.9325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9.82139" calcext:value-type="float">
            <text:p>49.82139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0.46056" calcext:value-type="float">
            <text:p>50.46056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9.33611" calcext:value-type="float">
            <text:p>49.33611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8.91417" calcext:value-type="float">
            <text:p>48.91417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9.315" calcext:value-type="float">
            <text:p>49.315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9.65528" calcext:value-type="float">
            <text:p>49.65528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8.39306" calcext:value-type="float">
            <text:p>48.39306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8.40583" calcext:value-type="float">
            <text:p>48.40583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1.79972" calcext:value-type="float">
            <text:p>51.79972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7.88861" calcext:value-type="float">
            <text:p>47.88861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9.15361" calcext:value-type="float">
            <text:p>49.15361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ERROR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1.21694" calcext:value-type="float">
            <text:p>41.21694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9.36361" calcext:value-type="float">
            <text:p>49.36361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3.76722" calcext:value-type="float">
            <text:p>43.76722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6.40556" calcext:value-type="float">
            <text:p>46.40556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4.39028" calcext:value-type="float">
            <text:p>44.39028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8.04583" calcext:value-type="float">
            <text:p>48.04583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8.03472" calcext:value-type="float">
            <text:p>48.03472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1.02833" calcext:value-type="float">
            <text:p>51.02833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9.26889" calcext:value-type="float">
            <text:p>49.26889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4.08806" calcext:value-type="float">
            <text:p>54.08806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2.275" calcext:value-type="float">
            <text:p>52.275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7.45667" calcext:value-type="float">
            <text:p>47.45667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7.87694" calcext:value-type="float">
            <text:p>47.87694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7.0675" calcext:value-type="float">
            <text:p>47.0675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8.59806" calcext:value-type="float">
            <text:p>48.59806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2.05861" calcext:value-type="float">
            <text:p>52.05861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7.63611" calcext:value-type="float">
            <text:p>47.63611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2.06167" calcext:value-type="float">
            <text:p>52.06167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7.47806" calcext:value-type="float">
            <text:p>47.47806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8.73306" calcext:value-type="float">
            <text:p>48.73306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0.78" calcext:value-type="float">
            <text:p>50.78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1.595" calcext:value-type="float">
            <text:p>51.595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9.19278" calcext:value-type="float">
            <text:p>49.19278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9.42583" calcext:value-type="float">
            <text:p>49.42583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7.085" calcext:value-type="float">
            <text:p>47.085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0.7025" calcext:value-type="float">
            <text:p>50.7025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9.44639" calcext:value-type="float">
            <text:p>49.44639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3.88611" calcext:value-type="float">
            <text:p>53.88611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1.235" calcext:value-type="float">
            <text:p>51.235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0.87167" calcext:value-type="float">
            <text:p>50.87167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2.28528" calcext:value-type="float">
            <text:p>52.28528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9.54167" calcext:value-type="float">
            <text:p>49.54167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7.97194" calcext:value-type="float">
            <text:p>47.97194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2.83139" calcext:value-type="float">
            <text:p>52.83139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0.56139" calcext:value-type="float">
            <text:p>50.56139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ERROR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ERROR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37.64472" calcext:value-type="float">
            <text:p>37.64472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6.58" calcext:value-type="float">
            <text:p>56.58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0.23528" calcext:value-type="float">
            <text:p>50.23528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0.21417" calcext:value-type="float">
            <text:p>50.21417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0.43778" calcext:value-type="float">
            <text:p>50.43778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3.17944" calcext:value-type="float">
            <text:p>53.17944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7.98694" calcext:value-type="float">
            <text:p>47.98694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0.52917" calcext:value-type="float">
            <text:p>50.52917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ERROR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ERROR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ERROR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0.39694" calcext:value-type="float">
            <text:p>50.39694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3.45083" calcext:value-type="float">
            <text:p>53.45083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37.64417" calcext:value-type="float">
            <text:p>37.64417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5.62917" calcext:value-type="float">
            <text:p>55.62917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0.49139" calcext:value-type="float">
            <text:p>50.49139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1.10667" calcext:value-type="float">
            <text:p>51.10667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0.44139" calcext:value-type="float">
            <text:p>50.44139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3.19389" calcext:value-type="float">
            <text:p>53.19389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0.60556" calcext:value-type="float">
            <text:p>50.60556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5.30472" calcext:value-type="float">
            <text:p>55.30472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1.35333" calcext:value-type="float">
            <text:p>51.35333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9.545" calcext:value-type="float">
            <text:p>49.545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0.23722" calcext:value-type="float">
            <text:p>50.23722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3.81028" calcext:value-type="float">
            <text:p>53.81028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9.49917" calcext:value-type="float">
            <text:p>49.49917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4.94861" calcext:value-type="float">
            <text:p>54.94861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5.15722" calcext:value-type="float">
            <text:p>55.15722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ERROR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37.77444" calcext:value-type="float">
            <text:p>37.77444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4.01861" calcext:value-type="float">
            <text:p>44.01861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7.43917" calcext:value-type="float">
            <text:p>47.43917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8.83611" calcext:value-type="float">
            <text:p>48.83611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3.59361" calcext:value-type="float">
            <text:p>53.59361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4.30167" calcext:value-type="float">
            <text:p>54.30167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0.84083" calcext:value-type="float">
            <text:p>50.84083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1.86361" calcext:value-type="float">
            <text:p>51.86361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51.86028" calcext:value-type="float">
            <text:p>51.86028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6.65722" calcext:value-type="float">
            <text:p>46.65722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5.82583" calcext:value-type="float">
            <text:p>45.82583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42.05528" calcext:value-type="float">
            <text:p>42.05528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ERROR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ERROR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ERROR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ERROR</text:p>
          </table:table-cell>
          <table:table-cell office:value-type="string" calcext:value-type="string">
            <text:p>NA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DL</text:p>
          </table:table-cell>
          <table:table-cell office:value-type="float" office:value="37.63389" calcext:value-type="float">
            <text:p>37.63389</text:p>
          </table:table-cell>
          <table:table-cell table:style-name="Default"/>
          <table:table-cell office:value-type="float" office:value="9.8" calcext:value-type="float">
            <text:p>9.8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5:03:01.700895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2-29T15:05:42.811349850</dc:date>
    <meta:editing-duration>P5DT10H37M9S</meta:editing-duration>
    <meta:editing-cycles>200</meta:editing-cycles>
    <meta:document-statistic meta:table-count="1" meta:cell-count="4310" meta:object-count="0"/>
  </office:meta>
</office:document-meta>
</file>